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20a346" officeooo:paragraph-rsid="0020a346" style:font-weight-asian="bold" style:font-weight-complex="bold"/>
    </style:style>
    <style:style style:name="P2" style:family="paragraph" style:parent-style-name="Standard">
      <style:text-properties fo:font-weight="bold" officeooo:rsid="00246e06" officeooo:paragraph-rsid="00246e06" style:font-weight-asian="bold" style:font-weight-complex="bold"/>
    </style:style>
    <style:style style:name="P3" style:family="paragraph" style:parent-style-name="Standard">
      <style:text-properties officeooo:paragraph-rsid="0023be3f"/>
    </style:style>
    <style:style style:name="P4" style:family="paragraph" style:parent-style-name="Standard" style:list-style-name="L1">
      <style:text-properties officeooo:rsid="0020a346" officeooo:paragraph-rsid="0020a346"/>
    </style:style>
    <style:style style:name="P5" style:family="paragraph" style:parent-style-name="Standard" style:list-style-name="L1">
      <style:text-properties officeooo:rsid="002136ea" officeooo:paragraph-rsid="002136ea"/>
    </style:style>
    <style:style style:name="P6" style:family="paragraph" style:parent-style-name="Standard" style:list-style-name="L2">
      <style:text-properties fo:font-weight="normal" officeooo:rsid="0023be3f" officeooo:paragraph-rsid="0023be3f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246e06" officeooo:paragraph-rsid="00246e06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289ec0" officeooo:paragraph-rsid="00289ec0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27716e" officeooo:paragraph-rsid="0027716e" style:font-weight-asian="normal" style:font-weight-complex="normal"/>
    </style:style>
    <style:style style:name="T1" style:family="text">
      <style:text-properties fo:font-weight="bold" officeooo:rsid="0020a346" style:font-weight-asian="bold" style:font-weight-complex="bold"/>
    </style:style>
    <style:style style:name="T2" style:family="text">
      <style:text-properties fo:font-weight="bold" officeooo:rsid="0023be3f" style:font-weight-asian="bold" style:font-weight-complex="bold"/>
    </style:style>
    <style:style style:name="T3" style:family="text">
      <style:text-properties officeooo:rsid="0027716e"/>
    </style:style>
    <style:style style:name="T4" style:family="text">
      <style:text-properties officeooo:rsid="002a385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: JANUARY - 7</text:p>
      <text:list text:style-name="L1">
        <text:list-item>
          <text:p text:style-name="P4">It’s quiet hard to implement DDR so I’m trying to implement first only one edge data trasnfer then we can go ahead for DDR </text:p>
        </text:list-item>
        <text:list-item>
          <text:p text:style-name="P5">½ master module is completed </text:p>
        </text:list-item>
      </text:list>
      <text:p text:style-name="P3"><text:span text:style-name="T1">DATE : JANUARY – </text:span><text:span text:style-name="T2">8</text:span></text:p>
      <text:list text:style-name="L2">
        <text:list-item>
          <text:p text:style-name="P6">few changes made in both fsm and completed verilog for both module</text:p>
        </text:list-item>
        <text:list-item>
          <text:p text:style-name="P6">currently debugging</text:p>
        </text:list-item>
      </text:list>
      <text:p text:style-name="P2">DATE : JANUARY – 9</text:p>
      <text:list text:style-name="L3">
        <text:list-item>
          <text:p text:style-name="P7">ACK driven by both at a time <text:span text:style-name="T3">= solved</text:span></text:p>
        </text:list-item>
        <text:list-item>
          <text:p text:style-name="P8">Complete header coming after one clock delay</text:p>
        </text:list-item>
        <text:list-item>
          <text:p text:style-name="P9">Problem : one clock cycle delay, <text:span text:style-name="T4">send_data counter stucked 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4:50:10.541982335</meta:creation-date>
    <meta:generator>LibreOffice/24.2.7.2$Linux_X86_64 LibreOffice_project/420$Build-2</meta:generator>
    <dc:date>2026-01-09T18:48:55.004785778</dc:date>
    <meta:editing-duration>PT4H26M55S</meta:editing-duration>
    <meta:editing-cycles>8</meta:editing-cycles>
    <meta:document-statistic meta:table-count="0" meta:image-count="0" meta:object-count="0" meta:page-count="1" meta:paragraph-count="10" meta:word-count="88" meta:character-count="438" meta:non-whitespace-character-count="362"/>
  </office:meta>
</office:document-meta>
</file>